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ext-properties fo:color="#ff6600"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NON INVERTED</text:p>
          </table:table-cell>
          <table:table-cell table:number-columns-repeated="5"/>
          <table:table-cell table:style-name="ce1" office:value-type="string" calcext:value-type="string">
            <text:p>INVER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W1</text:p>
          </table:table-cell>
          <table:table-cell table:formula="of:=1/(3.14*[.F2]*[.F10])" office:value-type="float" office:value="0.361899247249566" calcext:value-type="float">
            <text:p>0,36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BW1</text:p>
          </table:table-cell>
          <table:table-cell table:formula="of:=1/(3.14*[.K2]*[.K10])" office:value-type="float" office:value="0.144759698899826" calcext:value-type="float">
            <text:p>0,14</text:p>
          </table:table-cell>
          <table:table-cell office:value-type="string" calcext:value-type="string">
            <text:p>Ra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string" calcext:value-type="string">
            <text:p>BW2</text:p>
          </table:table-cell>
          <table:table-cell table:formula="of:=1/(2*3.14*[.F4]*[.F5])" office:value-type="float" office:value="7.96178343949045" calcext:value-type="float">
            <text:p>7,96</text:p>
          </table:table-cell>
          <table:table-cell/>
          <table:table-cell office:value-type="string" calcext:value-type="string">
            <text:p>Rb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BW2</text:p>
          </table:table-cell>
          <table:table-cell table:formula="of:=1/(2*3.14*[.K6]*[.K8])" office:value-type="float" office:value="1.69399647648733" calcext:value-type="float">
            <text:p>1,69</text:p>
          </table:table-cell>
          <table:table-cell office:value-type="string" calcext:value-type="string">
            <text:p>Rb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string" calcext:value-type="string">
            <text:p>BW3</text:p>
          </table:table-cell>
          <table:table-cell table:formula="of:=1/(2*3.14*[.F6]*[.F8])" office:value-type="float" office:value="6.63481953290871" calcext:value-type="float">
            <text:p>6,63</text:p>
          </table:table-cell>
          <table:table-cell/>
          <table:table-cell office:value-type="string" calcext:value-type="string">
            <text:p>Rin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BW3</text:p>
          </table:table-cell>
          <table:table-cell table:formula="of:=1/(2*3.14*[.K11]*[.K9])" office:value-type="float" office:value="22.6187029530979" calcext:value-type="float">
            <text:p>22,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W4</text:p>
          </table:table-cell>
          <table:table-cell table:formula="of:=1/(2*3.14*[.F11]*[.F9])" office:value-type="float" office:value="22.6187029530979" calcext:value-type="float">
            <text:p>22,62</text:p>
          </table:table-cell>
          <table:table-cell/>
          <table:table-cell office:value-type="string" calcext:value-type="string">
            <text:p>Cin</text:p>
          </table:table-cell>
          <table:table-cell table:style-name="ce2" office:value-type="float" office:value="0.0000002" calcext:value-type="float">
            <text:p>2,00E-007</text:p>
          </table:table-cell>
          <table:table-cell/>
          <table:table-cell office:value-type="string" calcext:value-type="string">
            <text:p>BW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КУ</text:p>
          </table:table-cell>
          <table:table-cell table:formula="of:=1+[.F7]/[.F6]" office:value-type="float" office:value="11" calcext:value-type="float">
            <text:p>11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КУ</text:p>
          </table:table-cell>
          <table:table-cell table:formula="of:=[.K7]/[.K6]" office:value-type="float" office:value="2.5" calcext:value-type="float">
            <text:p>2,5</text:p>
          </table:table-cell>
          <table:table-cell office:value-type="string" calcext:value-type="string">
            <text:p>R1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table:formula="of:=[.F4]+(0.5*[.F2])" office:value-type="float" office:value="120000" calcext:value-type="float">
            <text:p>120000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formula="of:=0.5*[.K2]" office:value-type="float" office:value="50000" calcext:value-type="float">
            <text:p>5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1</text:p>
          </table:table-cell>
          <table:table-cell table:style-name="ce2" table:formula="of:=2/1000000" office:value-type="float" office:value="0.000002" calcext:value-type="float">
            <text:p>2,00E-006</text:p>
          </table:table-cell>
          <table:table-cell table:number-columns-repeated="3"/>
          <table:table-cell office:value-type="string" calcext:value-type="string">
            <text:p>C1</text:p>
          </table:table-cell>
          <table:table-cell table:style-name="ce2" table:formula="of:=4.7/1000000" office:value-type="float" office:value="0.0000047" calcext:value-type="float">
            <text:p>4,70E-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ut</text:p>
          </table:table-cell>
          <table:table-cell table:style-name="ce2" table:formula="of:=220/1000000" office:value-type="float" office:value="0.00022" calcext:value-type="float">
            <text:p>2,20E-004</text:p>
          </table:table-cell>
          <table:table-cell table:number-columns-repeated="3"/>
          <table:table-cell office:value-type="string" calcext:value-type="string">
            <text:p>Cout</text:p>
          </table:table-cell>
          <table:table-cell table:style-name="ce2" table:formula="of:=220/1000000" office:value-type="float" office:value="0.00022" calcext:value-type="float">
            <text:p>2,20E-0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2</text:p>
          </table:table-cell>
          <table:table-cell table:style-name="ce2" table:formula="of:=22/1000000" office:value-type="float" office:value="0.000022" calcext:value-type="float">
            <text:p>2,20E-005</text:p>
          </table:table-cell>
          <table:table-cell table:number-columns-repeated="3"/>
          <table:table-cell office:value-type="string" calcext:value-type="string">
            <text:p>C2</text:p>
          </table:table-cell>
          <table:table-cell table:style-name="ce2" table:formula="of:=22/1000000" office:value-type="float" office:value="0.000022" calcext:value-type="float">
            <text:p>2,20E-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load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load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1">00.00.0000</text:date>, <text:time style:data-style-name="N2" text:time-value="15:36:06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M28S</meta:editing-duration>
    <meta:editing-cycles>40</meta:editing-cycles>
    <meta:generator>LibreOffice/5.2.2.2$Windows_x86 LibreOffice_project/8f96e87c890bf8fa77463cd4b640a2312823f3ad</meta:generator>
    <dc:date>2021-01-31T15:37:30.553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